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43.62mm" svg:height="124.58mm" svg:x="31.5mm" svg:y="72.25mm">
            <loext:p draw:notify-on-update-of-ranges="Sheet1.B7:Sheet1.B11 Sheet1.B4:Sheet1.B5 Sheet1.C7:Sheet1.C11 Sheet1.E4:Sheet1.E5 Sheet1.F7:Sheet1.F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serial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2PL</text:p>
          </table:table-cell>
          <table:covered-table-cell/>
          <table:table-cell/>
          <table:table-cell table:style-name="ce1" table:number-columns-spanned="2" table:number-rows-spanned="1"/>
          <table:covered-table-cell/>
          <table:table-cell/>
          <table:table-cell table:style-name="ce1" table:number-columns-spanned="2" table:number-rows-spanned="1"/>
          <table:covered-table-cell/>
        </table:table-row>
        <table:table-row table:style-name="ro1">
          <table:table-cell/>
          <table:table-cell table:style-name="ce1" table:number-columns-spanned="2" table:number-rows-spanned="1"/>
          <table:covered-table-cell/>
          <table:table-cell/>
          <table:table-cell table:style-name="ce1" table:number-columns-spanned="2" table:number-rows-spanned="1"/>
          <table:covered-table-cell/>
          <table:table-cell/>
          <table:table-cell table:style-name="ce1" table:number-columns-spanned="2" table:number-rows-spanned="1"/>
          <table:covered-table-cell/>
          <table:table-cell/>
          <table:table-cell table:style-name="ce1"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time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A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0">00.00.0000</text:date>, <text:time style:data-style-name="N2" text:time-value="23:42:17.4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Kostecka</meta:initial-creator>
    <meta:creation-date>2015-11-08T13:47:14.705907305</meta:creation-date>
    <dc:date>2015-12-20T23:49:29.440000000</dc:date>
    <meta:editing-duration>PT30M1S</meta:editing-duration>
    <meta:editing-cycles>6</meta:editing-cycles>
    <meta:generator>LibreOffice/5.0.3.2$Windows_X86_64 LibreOffice_project/e5f16313668ac592c1bfb310f4390624e3dbfb75</meta:generator>
    <meta:document-statistic meta:table-count="1" meta:cell-count="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363cm" svg:height="12.459cm" xlink:href=".." xlink:type="simple" chart:class="chart:line" chart:style-name="ch1">
        <chart:legend svg:x="20.063cm" svg:y="5.846cm" style:legend-expansion="custom" chartooo:width="3.403cm" chartooo:height="2.304cm" style:legend-expansion-aspect-ratio="1.47699652777778" chart:style-name="ch2"/>
        <chart:plot-area chart:style-name="ch3" table:cell-range-address="Sheet1.B7:Sheet1.C11 Sheet1.B4:Sheet1.B5 Sheet1.E4:Sheet1.E5 Sheet1.F7:Sheet1.F11" chart:data-source-has-labels="both" svg:x="0.487cm" svg:y="0.249cm" svg:width="23.389cm" svg:height="11.961cm">
          <chartooo:coordinate-region svg:x="1.108cm" svg:y="0.448cm" svg:width="22.395cm" svg:height="11.115cm"/>
          <chart:axis chart:dimension="x" chart:name="primary-x" chart:style-name="ch4" chartooo:axis-type="auto">
            <chartooo:date-scale/>
            <chart:categories table:cell-range-address="Sheet1.B7:Sheet1.B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7:Sheet1.C11" chart:label-cell-address="Sheet1.B4:Sheet1.B5" chart:class="chart:line">
            <chart:data-point chart:repeated="5"/>
          </chart:series>
          <chart:series chart:style-name="ch7" chart:values-cell-range-address="Sheet1.F7:Sheet1.F11" chart:label-cell-address="Sheet1.E4:Sheet1.E5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</text:p>
                <text:list>
                  <text:list-item>
                    <text:p>serial</text:p>
                  </text:list-item>
                  <text:list-item>
                    <text:p/>
                  </text:list-item>
                </text:list>
                <draw:g>
                  <svg:desc>Sheet1.B4:Sheet1.B5</svg:desc>
                </draw:g>
              </table:table-cell>
              <table:table-cell office:value-type="string">
                <text:p>2PL</text:p>
                <text:list>
                  <text:list-item>
                    <text:p>2PL</text:p>
                  </text:list-item>
                  <text:list-item>
                    <text:p/>
                  </text:list-item>
                </text:list>
                <draw:g>
                  <svg:desc>Sheet1.E4:Sheet1.E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B7:Sheet1.B11</svg:desc>
                </draw:g>
              </table:table-cell>
              <table:table-cell office:value-type="float" office:value="3">
                <text:p>3</text:p>
                <draw:g>
                  <svg:desc>Sheet1.C7:Sheet1.C11</svg:desc>
                </draw:g>
              </table:table-cell>
              <table:table-cell office:value-type="float" office:value="3">
                <text:p>3</text:p>
                <draw:g>
                  <svg:desc>Sheet1.F7:Sheet1.F11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_64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